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8EC8D7074EC4E50FEC.png" manifest:media-type="image/png"/>
  <manifest:file-entry manifest:full-path="Pictures/10000201000003200000017A706D74417F99C33F.png" manifest:media-type="image/png"/>
  <manifest:file-entry manifest:full-path="Pictures/100002010000012E000000CE635AE468D5B021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color="#2a6099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-up Aufgabe</text:span></text:p>
          </draw:text-box>
        </draw:frame>
        <draw:frame draw:style-name="gr1" draw:text-style-name="P2" draw:layer="layout" svg:width="7.989cm" svg:height="5.449cm" svg:x="2.2cm" svg:y="4cm">
          <draw:image xlink:href="Pictures/100002010000012E000000CE635AE468D5B0214A.png" xlink:type="simple" xlink:show="embed" xlink:actuate="onLoad" loext:mime-type="image/png">
            <text:p/>
          </draw:image>
        </draw:frame>
        <draw:frame draw:style-name="gr2" draw:text-style-name="P2" draw:layer="layout" svg:width="2.857cm" svg:height="3.029cm" svg:x="2.8cm" svg:y="11.571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1" draw:text-style-name="P2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3" draw:text-style-name="P4" draw:layer="layout" svg:width="9.8cm" svg:height="5.939cm" svg:x="12.6cm" svg:y="7.661cm">
          <draw:text-box>
            <text:p text:style-name="P3"><text:span text:style-name="T2">Wie lang ist die Seite c?</text:span></text:p>
            <text:p text:style-name="P3"><text:span text:style-name="T2"/></text:p>
            <text:p text:style-name="P3"><text:span text:style-name="T2">A) 14,2m</text:span></text:p>
            <text:p text:style-name="P3"><text:span text:style-name="T2"/></text:p>
            <text:p text:style-name="P3"><text:span text:style-name="T2">B) 10,5m</text:span></text:p>
            <text:p text:style-name="P3"><text:span text:style-name="T2"/></text:p>
            <text:p text:style-name="P3"><text:span text:style-name="T2">C) 9,1m</text:span></text:p>
            <text:p text:style-name="P3"><text:span text:style-name="T2"/></text:p>
          </draw:text-box>
        </draw:frame>
        <draw:frame draw:style-name="gr3" draw:text-style-name="P6" draw:layer="layout" svg:width="3.4cm" svg:height="0.962cm" svg:x="4.8cm" svg:y="9.6cm">
          <draw:text-box>
            <text:p text:style-name="P5"><text:span text:style-name="T3">9m</text:span></text:p>
          </draw:text-box>
        </draw:frame>
        <draw:frame draw:style-name="gr3" draw:text-style-name="P6" draw:layer="layout" svg:width="3.4cm" svg:height="0.962cm" svg:x="0.6cm" svg:y="6.4cm">
          <draw:text-box>
            <text:p text:style-name="P5"><text:span text:style-name="T3">11m</text:span></text:p>
          </draw:text-box>
        </draw:frame>
        <draw:frame draw:style-name="gr3" draw:text-style-name="P6" draw:layer="layout" svg:width="3.4cm" svg:height="0.962cm" svg:x="6cm" svg:y="5.238cm">
          <draw:text-box>
            <text:p text:style-name="P5"><text:span text:style-name="T3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14:07.192213376</meta:creation-date>
    <dc:date>2024-12-03T14:22:17.393763758</dc:date>
    <meta:editing-duration>PT8M10S</meta:editing-duration>
    <meta:editing-cycles>1</meta:editing-cycles>
    <meta:document-statistic meta:object-count="31"/>
    <meta:generator>LibreOffice/6.4.7.2$Linux_X86_64 LibreOffice_project/40$Build-2</meta:generator>
  </office:meta>
</office:document-meta>
</file>